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2.29cm" fo:min-width="5.85cm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.068cm" fo:min-width="2.45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  <style:text-properties fo:color="#00cc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2.54cm" svg:x="12.122cm" svg:y="4.556cm">
          <text:p text:style-name="P1">Dominio Frecuencial</text:p>
          <text:p text:style-name="P1"><text:span text:style-name="T1"/></text:p>
          <text:p text:style-name="P1">X(jw)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1.943cm" svg:y="4.556cm">
          <text:p text:style-name="P1">Domino Temporal</text:p>
          <text:p text:style-name="P1"><text:span text:style-name="T1"/></text:p>
          <text:p text:style-name="P1">x(t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3cm" svg:height="0.635cm" svg:x="8.339cm" svg:y="5.50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1:45:55.888138678</meta:creation-date>
    <dc:date>2017-11-07T11:53:11.044388670</dc:date>
    <meta:editing-duration>PT7M15S</meta:editing-duration>
    <meta:editing-cycles>1</meta:editing-cycles>
    <meta:document-statistic meta:object-count="3"/>
    <meta:generator>LibreOffice/5.1.6.2$Linux_X86_64 LibreOffice_project/10m0$Build-2</meta:generator>
  </office:meta>
</office:document-meta>
</file>